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weight="normal" style:font-name-asian="TimesNewRomanPSMT" style:font-size-asian="12pt" style:font-weight-asian="normal" style:font-name-complex="TimesNewRomanPSMT" style:font-size-complex="12pt" style:font-weight-complex="normal"/>
    </style:style>
    <style:style style:name="P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ans" fo:font-size="12pt"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T1" style:family="text">
      <style:text-properties fo:color="#000000"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2" style:family="text">
      <style:text-properties fo:color="#000000"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3" style:family="text">
      <style:text-properties fo:color="#000000" style:font-name="TimesNewRomanPSMT" fo:font-style="italic" fo:font-weight="normal" style:font-name-asian="TimesNewRomanPSMT" style:font-style-asian="italic" style:font-weight-asian="normal" style:font-name-complex="TimesNewRomanPSMT" style:font-style-complex="italic" style:font-weight-complex="normal"/>
    </style:style>
    <style:style style:name="T4" style:family="text">
      <style:text-properties fo:color="#000000" style:font-name="TimesNewRomanPSMT" fo:font-style="italic" fo:font-weight="bold" style:font-name-asian="TimesNewRomanPSMT" style:font-style-asian="italic" style:font-weight-asian="bold" style:font-name-complex="TimesNewRomanPSMT" style:font-style-complex="italic" style:font-weight-complex="bold"/>
    </style:style>
    <style:style style:name="T5" style:family="text">
      <style:text-properties officeooo:rsid="0005dc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AHANT - STANDARD PROSPECT IMPORT</text:p>
      <text:p text:style-name="P3"/>
      <text:p text:style-name="P4">General Information</text:p>
      <text:p text:style-name="P7">Arahant's Client Relationship Management module includes a dynamic import for client and prospect data. By importing a formatted .CSV file, Arahant can populate the user's database with clients and prospects based on the information within the .CSV file.</text:p>
      <text:p text:style-name="P6"/>
      <text:p text:style-name="P7">The client and prospect information can be initially created within a spreadsheet program such as Microsoft Excel or OpenOffice. However, once the information on the spreadsheet is in place, the file must be saved or exported as a .CSV file (text conversion format for spreadsheets). Arahant will read in this .CSV file and dynamically determine which fields to populate data with based on a column header recognition algorithm. As long as the column headers are intuitiv<text:span text:style-name="T5">e</text:span>ly named, Arahant will know where to put the data.</text:p>
      <text:p text:style-name="P5"/>
      <text:p text:style-name="P4">Column Title Examples</text:p>
      <text:p text:style-name="P7">While Arahant will dynamically recognize column titles, they do need to be intuitively named after their desired purpose. Listed below are a number of examples for column header titles and a description of their purposes. These are often used headers that are recommended. However, they act only as examples and a guide, and the user can choose to use as many columns as they need, placed in any order that they wish. Any column which Arahant does not recognized will still be stored in the database as addition prospect company details so that no information is lost in the import. Also included in the module is a template .CSV file that the user can utilize.</text:p>
      <text:p text:style-name="P5"/>
      <text:p text:style-name="P8"><text:span text:style-name="T3">Format: </text:span><text:span text:style-name="T4">Column Name </text:span><text:span text:style-name="T3">– Description</text:span></text:p>
      <text:p text:style-name="P2"/>
      <text:p text:style-name="P8"><text:span text:style-name="T4">Company Name </text:span><text:span text:style-name="T3">– Name of prospect company </text:span></text:p>
      <text:p text:style-name="P8"><text:span text:style-name="T4">Web Site/URL </text:span><text:span text:style-name="T3">– URL of company website, if applicable </text:span></text:p>
      <text:p text:style-name="P8"><text:span text:style-name="T4">HQ Address 1 </text:span><text:span text:style-name="T3">/ Street – Street address of prospect company </text:span></text:p>
      <text:p text:style-name="P8"><text:span text:style-name="T4">HQ City </text:span><text:span text:style-name="T3">– City of prospect company </text:span></text:p>
      <text:p text:style-name="P8"><text:span text:style-name="T4">HQ State/Prov/Reg </text:span><text:span text:style-name="T3">– State, province or region of prospect company </text:span></text:p>
      <text:p text:style-name="P8"><text:span text:style-name="T4">HQ Zip</text:span><text:span text:style-name="T3"> – Zip Code</text:span></text:p>
      <text:p text:style-name="P8"><text:span text:style-name="T4">HQ Country </text:span><text:span text:style-name="T3">– Country of prospect company </text:span></text:p>
      <text:p text:style-name="P8"><text:span text:style-name="T4">GEO City </text:span><text:span text:style-name="T3">– City of prospect company's branch, if applicable </text:span></text:p>
      <text:p text:style-name="P8"><text:span text:style-name="T4">GEO State/Prov/Reg </text:span><text:span text:style-name="T3">– State, province or region of prospect company's branch, if applicable </text:span></text:p>
      <text:p text:style-name="P8"><text:span text:style-name="T4">GEO Country </text:span><text:span text:style-name="T3">– Country of prospect company, if applicable </text:span></text:p>
      <text:p text:style-name="P8"><text:span text:style-name="T4">Parent Company </text:span><text:span text:style-name="T3">– Parent company of prospect company, if applicable </text:span></text:p>
      <text:p text:style-name="P8"><text:span text:style-name="T4">Industry </text:span><text:span text:style-name="T3">– Industry that prospect company is in </text:span></text:p>
      <text:p text:style-name="P8"><text:span text:style-name="T4">Primary SICs/SIC Code </text:span><text:span text:style-name="T3">– SIC code(s) for prospect company </text:span></text:p>
      <text:p text:style-name="P8"><text:span text:style-name="T4">Company Size </text:span><text:span text:style-name="T3">– Number of employees in prospect company </text:span></text:p>
      <text:p text:style-name="P8"><text:span text:style-name="T4">Revenue </text:span><text:span text:style-name="T3">– Annual revenue of prospect company (millions) </text:span></text:p>
      <text:p text:style-name="P8"><text:span text:style-name="T4">Contact Last Name </text:span><text:span text:style-name="T3">– Last name of primary contact for prospect company </text:span></text:p>
      <text:p text:style-name="P8"><text:span text:style-name="T4">Contact First Name </text:span><text:span text:style-name="T3">– First name of primary contact for prospect company </text:span></text:p>
      <text:p text:style-name="P8"><text:span text:style-name="T4">Contact Job Title </text:span><text:span text:style-name="T3">– Job title of primary contact for prospect company </text:span></text:p>
      <text:p text:style-name="P8"><text:span text:style-name="T4">Contact Email </text:span><text:span text:style-name="T3">– Email address of primary contact for prospect company. </text:span></text:p>
      <text:p text:style-name="P8"><text:span text:style-name="T4">Phone </text:span><text:span text:style-name="T3">– Primary phone number of main contact or main office </text:span></text:p>
      <text:p text:style-name="P8"><text:span text:style-name="T4">Extension </text:span><text:span text:style-name="T3">– Phone extension of primary contact, if applicable </text:span></text:p>
      <text:p text:style-name="P8"><text:span text:style-name="T4">Fax Number </text:span><text:span text:style-name="T3">– Fax number of primary contact/prospect company, if applicable </text:span></text:p>
      <text:p text:style-name="P8"><text:span text:style-name="T4">Apartment/Suite </text:span><text:span text:style-name="T3">– Apartment or suite number of prospect company, if 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16in" fo:margin-left="0in" fo:margin-right="0in" fo:margin-top="0.1965in"/>
      </style:footer-style>
    </style:page-layout>
  </office:automatic-styles>
  <office:master-styles>
    <style:master-page style:name="Standard" style:page-layout-name="Mpm1">
      <style:footer>
        <text:p text:style-name="MP1">Rev. 10/11/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ke McBride</meta:initial-creator>
    <meta:creation-date>2012-10-11T09:12:49</meta:creation-date>
    <dc:date>2021-05-11T06:45:36.351112323</dc:date>
    <meta:editing-duration>PT14M57S</meta:editing-duration>
    <meta:editing-cycles>4</meta:editing-cycles>
    <meta:generator>LibreOffice/6.0.7.3$Linux_X86_64 LibreOffice_project/00m0$Build-3</meta:generator>
    <meta:document-statistic meta:table-count="0" meta:image-count="0" meta:object-count="0" meta:page-count="1" meta:paragraph-count="31" meta:word-count="452" meta:character-count="2917" meta:non-whitespace-character-count="2451"/>
  </office:meta>
</office:document-meta>
</file>